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14.379cm"/>
    </style:style>
    <style:style style:name="co3" style:family="table-column">
      <style:table-column-properties fo:break-before="auto" style:column-width="15.212cm"/>
    </style:style>
    <style:style style:name="co4" style:family="table-column">
      <style:table-column-properties fo:break-before="auto" style:column-width="4.408cm"/>
    </style:style>
    <style:style style:name="co5" style:family="table-column">
      <style:table-column-properties fo:break-before="auto" style:column-width="2.339cm"/>
    </style:style>
    <style:style style:name="co6" style:family="table-column">
      <style:table-column-properties fo:break-before="auto" style:column-width="1.856cm"/>
    </style:style>
    <style:style style:name="co7" style:family="table-column">
      <style:table-column-properties fo:break-before="auto" style:column-width="2.71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>
            <text:p>Developed by</text:p>
          </table:table-cell>
          <table:table-cell table:style-name="ce5"/>
          <table:table-cell table:style-name="ce7" office:value-type="string">
            <text:p>Maximilian Stillger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Reviewed by</text:p>
          </table:table-cell>
          <table:table-cell table:style-name="ce4"/>
          <table:table-cell table:style-name="ce8" office:value-type="string">
            <text:p>Dennis Weinberger, Nils Richter (AG)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Date</text:p>
          </table:table-cell>
          <table:table-cell table:style-name="ce4"/>
          <table:table-cell table:style-name="ce8" office:value-type="string">
            <text:p>2.12.20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Issue</text:p>
          </table:table-cell>
          <table:table-cell table:style-name="ce4"/>
          <table:table-cell table:style-name="ce8" office:value-type="string">
            <text:p>Jobs EssentialSkills Interview Questions Datenbank Modell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User Story</text:p>
          </table:table-cell>
          <table:table-cell table:style-name="ce4"/>
          <table:table-cell table:style-name="ce8" office:value-type="string">
            <text:p>US 2,3,4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Definition of Done</text:p>
          </table:table-cell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Code vollständig dokumentiert?</text:p>
          </table:table-cell>
          <table:table-cell table:style-name="ce8" office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Keine Warnungen im Code?</text:p>
          </table:table-cell>
          <table:table-cell table:style-name="ce8" office:value-type="string">
            <text:p>Nein, siehe unte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Keine unnötigen Todos im Code?</text:p>
          </table:table-cell>
          <table:table-cell table:style-name="ce8" office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Best Practices</text:p>
          </table:table-cell>
          <table:table-cell table:style-name="ce5" office:value-type="string">
            <text:p>Namen im Code in englischer Sprache?</text:p>
          </table:table-cell>
          <table:table-cell table:style-name="ce7" office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Branch/issue/PR Name sinnvoll?</text:p>
          </table:table-cell>
          <table:table-cell table:style-name="ce8" office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4" office:value-type="string">
            <text:p>Namen deskriptiv und kurz?</text:p>
          </table:table-cell>
          <table:table-cell table:style-name="ce8" office:value-type="string">
            <text:p>Nein, Skill als name für Klasse und Datei genügt nicht, EssentialSkill wäre richtig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4" office:value-type="string">
            <text:p>Varialen sinnvoll benannt?</text:p>
          </table:table-cell>
          <table:table-cell table:style-name="ce8" office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4" office:value-type="string">
            <text:p>Variablen Identifier eindeutig?</text:p>
          </table:table-cell>
          <table:table-cell table:style-name="ce8" office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/>
          <table:table-cell table:style-name="ce4" office:value-type="string">
            <text:p>Sinnvolle Programmstruktur?</text:p>
          </table:table-cell>
          <table:table-cell table:style-name="ce8" office:value-type="string">
            <text:p>Ja, entsprechend Router / Controller / Model Template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Backend</text:p>
          </table:table-cell>
          <table:table-cell table:style-name="ce5"/>
          <table:table-cell table:style-name="ce7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Python PEP 08 erfüllt?</text:p>
          </table:table-cell>
          <table:table-cell table:style-name="ce10" office:value-type="string">
            <text:p><text:a xlink:href="http://jobs.py/">Nein PEP8 Blank Linkes nicht erfülllt in jobs.py</text:a>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Unnötige / circular Imports?</text:p>
          </table:table-cell>
          <table:table-cell table:style-name="ce11" office:value-type="string">
            <text:p><text:a xlink:href="http://userjob.py/">Sequence aus falschem Package importiert, UserJob.py hat fehlende und unbenutzte
Imports</text:a>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Weitere Warnungen?</text:p>
          </table:table-cell>
          <table:table-cell table:style-name="ce12" office:value-type="string">
            <text:p>Relationship von Job zu User auf falsche User Klasse referenziert,</text:p>
            <text:p>Analog für Job und Essential Skill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Error Codes bei fehlerhaften Requests?</text:p>
          </table:table-cell>
          <table:table-cell table:style-name="ce8" office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Datentypen für Query und URL parameter spezifiziert?</text:p>
          </table:table-cell>
          <table:table-cell table:style-name="ce8" office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JSON Eingabemodell spezifiziert?</text:p>
          </table:table-cell>
          <table:table-cell table:style-name="ce8" office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(Bei Delete o.Ä) no content Response spezifiziert?</text:p>
          </table:table-cell>
          <table:table-cell table:style-name="ce8" office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Single Class CamelCase?</text:p>
          </table:table-cell>
          <table:table-cell table:style-name="ce8" office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Tests für Backend</text:p>
          </table:table-cell>
          <table:table-cell table:style-name="ce5"/>
          <table:table-cell table:style-name="ce7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Mind. 4 für den gesamten Endpunkt?</text:p>
          </table:table-cell>
          <table:table-cell table:style-name="ce8" office:value-type="string">
            <text:p>Hier noch nicht erforderlich (Endpunkte sind in späterem Zeitpunkt zu implementieren)</text:p>
            <text:p/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Alle Tests werden erfolgreich abgeschlossen?</text:p>
          </table:table-cell>
          <table:table-cell table:style-name="ce12" office:value-type="string">
            <text:p>Nein, Test 3 von user_tests scheitert momentan (wurde nicht bzgl Modelländerung des</text:p>
            <text:p>Users modifiziert)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Edge Case Fehler in manuellen Tests? (500 bei falschen Eingabeparametern)</text:p>
          </table:table-cell>
          <table:table-cell table:style-name="ce8" office:value-type="string">
            <text:p>Nei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Frontend</text:p>
          </table:table-cell>
          <table:table-cell table:style-name="ce5"/>
          <table:table-cell table:style-name="ce7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Fehler bei unerreichbarem Backend gefunden?</text:p>
          </table:table-cell>
          <table:table-cell table:style-name="ce8" office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Design barrierefrei?</text:p>
          </table:table-cell>
          <table:table-cell table:style-name="ce8" office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Design responsive?</text:p>
          </table:table-cell>
          <table:table-cell table:style-name="ce8" office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13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Modularer Aufbau mittels React Components?</text:p>
          </table:table-cell>
          <table:table-cell table:style-name="ce8" office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>
            <text:p>Sonstiges</text:p>
          </table:table-cell>
          <table:table-cell table:style-name="ce8" office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>
            <text:p>Akzeptanzkritieren</text:p>
          </table:table-cell>
          <table:table-cell table:style-name="ce5"/>
          <table:table-cell table:style-name="ce14" office:value-type="string">
            <text:p>Die Modellierung der Datenbank entspricht den Feldern welche erforderlich sind für</text:p>
            <text:p>das jeweilige Objekt, Endpunkte der API sind hier noch nicht erforderlich</text:p>
          </table:table-cell>
          <table:table-cell table:style-name="ce4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Ergebnis</text:p>
          </table:table-cell>
          <table:table-cell table:style-name="ce4"/>
          <table:table-cell table:style-name="ce8" office:value-type="string">
            <text:p>Mängel bzgl Definition of Done sind vorhanden aber leicht behebbar </text:p>
            <text:p>(Imports korrigieren und formatieren, Tests korrigieren),</text:p>
            <text:p>grundlegende Akzeptanzkriterien sind erfüllt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assed?</text:p>
          </table:table-cell>
          <table:table-cell table:style-name="ce4"/>
          <table:table-cell table:style-name="ce8" office:value-type="string">
            <text:p>Nei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>
            <text:p>Consequences</text:p>
          </table:table-cell>
          <table:table-cell table:style-name="ce6"/>
          <table:table-cell table:style-name="ce15" office:value-type="string">
            <text:p>Entwickler*in entfernt unnötige Imports, korrigiert falsche Relationen zwischen</text:p>
            <text:p>Den beschriebenen Klassen (auch durch Vereinfacherung auf 1:N), </text:p>
            <text:p>reformatiert jobs.py und überarbeitet den falsch definierten User Test</text:p>
          </table:table-cell>
          <table:table-cell table:style-name="ce4" table:number-columns-repeated="23"/>
          <table:table-cell table:number-columns-repeated="998"/>
        </table:table-row>
        <table:table-row table:style-name="ro1" table:number-rows-repeated="950">
          <table:table-cell table:style-name="ce4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fo:font-size="11pt" style:font-name-asian="Linux Libertine G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0cm" fo:page-height="40cm" style:num-format="1" style:print-orientation="portrait" fo:margin-top="0cm" fo:margin-bottom="0cm" fo:margin-left="0cm" fo:margin-right="4.974cm" style:print-page-order="ttb" style:first-page-number="continue" style:scale-to="100%" style:writing-mode="lr-tb" style:print="charts drawings objects zero-values"/>
      <style:header-style>
        <style:header-footer-properties svg:height="0.353cm" fo:margin-left="0cm" fo:margin-right="0cm" fo:margin-bottom="0cm"/>
      </style:header-style>
      <style:footer-style>
        <style:header-footer-properties fo:min-height="8.557cm" fo:margin-left="0cm" fo:margin-right="0cm" fo:margin-top="8.169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9">29.03.2021</text:date>, <text:time>15:4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/>
      <style:header-left style:display="false"/>
      <style:footer>
        <style:region-center>
          <text:p><text:span text:style-name="MT1">Seite 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1-03-29T15:41:23.40</dc:date>
    <meta:editing-duration>PT14S</meta:editing-duration>
    <meta:editing-cycles>1</meta:editing-cycles>
    <meta:document-statistic meta:table-count="1" meta:cell-count="73" meta:object-count="0"/>
  </office:meta>
</office:document-meta>
</file>